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29cm" fo:min-width="5.85cm"/>
      <style:paragraph-properties style:writing-mode="lr-tb"/>
    </style:style>
    <style:style style:name="gr2" style:family="graphic" style:parent-style-name="standard">
      <style:graphic-properties svg:stroke-color="#ff69b4" draw:fill-color="#ff69b4" draw:textarea-horizontal-align="justify" draw:textarea-vertical-align="middle" draw:auto-grow-height="false" fo:min-height="2.29cm" fo:min-width="5.85cm"/>
      <style:paragraph-properties style:writing-mode="lr-tb"/>
    </style:style>
    <style:style style:name="gr3" style:family="graphic" style:parent-style-name="standard">
      <style:graphic-properties svg:stroke-color="#ffff00" draw:fill-color="#ffff00" draw:textarea-horizontal-align="justify" draw:textarea-vertical-align="middle" draw:auto-grow-height="false" fo:min-height="2.29cm" fo:min-width="5.85cm"/>
      <style:paragraph-properties style:writing-mode="lr-tb"/>
    </style:style>
    <style:style style:name="gr4" style:family="graphic" style:parent-style-name="standard">
      <style:graphic-properties svg:stroke-color="#00ff00" draw:fill-color="#00ff00" draw:textarea-horizontal-align="justify" draw:textarea-vertical-align="middle" draw:auto-grow-height="false" fo:min-height="2.29cm" fo:min-width="5.85cm"/>
      <style:paragraph-properties style:writing-mode="lr-tb"/>
    </style:style>
    <style:style style:name="gr5" style:family="graphic" style:parent-style-name="standard">
      <style:graphic-properties svg:stroke-color="#ff0000" draw:fill-color="#ff0000" draw:textarea-horizontal-align="justify" draw:textarea-vertical-align="middle" draw:auto-grow-height="false" fo:min-height="0.047cm" fo:min-width="2.492cm"/>
    </style:style>
    <style:style style:name="gr6" style:family="graphic" style:parent-style-name="standard">
      <style:graphic-properties svg:stroke-color="#ff0000" draw:fill-color="#ff0000" draw:textarea-horizontal-align="justify" draw:textarea-vertical-align="middle" draw:auto-grow-height="false" fo:min-height="0.047cm" fo:min-width="5.713cm"/>
    </style:style>
    <style:style style:name="gr7" style:family="graphic" style:parent-style-name="standard">
      <style:graphic-properties svg:stroke-color="#ffa500" draw:fill-color="#ffa500" draw:textarea-horizontal-align="justify" draw:textarea-vertical-align="middle" draw:auto-grow-height="false" fo:min-height="2.29cm" fo:min-width="5.85cm"/>
      <style:paragraph-properties style:writing-mode="lr-tb"/>
    </style:style>
    <style:style style:name="gr8" style:family="graphic" style:parent-style-name="standard">
      <style:graphic-properties svg:stroke-color="#ff0000" draw:fill-color="#fffafa" draw:textarea-horizontal-align="justify" draw:textarea-vertical-align="middle" draw:auto-grow-height="false" fo:min-height="0.894cm" fo:min-width="0.77cm"/>
      <style:paragraph-properties style:writing-mode="lr-tb"/>
    </style:style>
    <style:style style:name="gr9" style:family="graphic" style:parent-style-name="standard">
      <style:graphic-properties svg:stroke-color="#ff0000" draw:fill-color="#fffafa" draw:textarea-horizontal-align="justify" draw:textarea-vertical-align="middle" draw:auto-grow-height="false" fo:min-height="1.528cm" fo:min-width="1.534cm"/>
      <style:paragraph-properties style:writing-mode="lr-tb"/>
    </style:style>
    <style:style style:name="gr10" style:family="graphic" style:parent-style-name="standard">
      <style:graphic-properties svg:stroke-color="#ff0000" draw:fill-color="#ff0000" draw:textarea-horizontal-align="justify" draw:textarea-vertical-align="middle" draw:auto-grow-height="false" fo:min-height="0.047cm" fo:min-width="6.173cm"/>
    </style:style>
    <style:style style:name="gr11" style:family="graphic" style:parent-style-name="standard">
      <style:graphic-properties svg:stroke-color="#ff0000" draw:fill-color="#ff0000" draw:textarea-horizontal-align="justify" draw:textarea-vertical-align="middle" draw:auto-grow-height="false" fo:min-height="1.02cm" fo:min-width="0.008cm"/>
    </style:style>
    <style:style style:name="gr12" style:family="graphic" style:parent-style-name="standard">
      <style:graphic-properties svg:stroke-color="#ff0000" draw:fill-color="#ff0000" draw:textarea-horizontal-align="justify" draw:textarea-vertical-align="middle" draw:auto-grow-height="false" fo:min-height="0.258cm" fo:min-width="5.946cm"/>
    </style:style>
    <style:style style:name="gr13" style:family="graphic" style:parent-style-name="standard">
      <style:graphic-properties draw:stroke="none" svg:stroke-color="#000000" draw:fill="none" draw:fill-color="#0000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objectwithoutfill">
      <style:graphic-properties svg:stroke-color="#8b0000" draw:fill="solid" draw:fill-color="#ffa500" draw:textarea-vertical-align="middl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ff69b4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f00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00ff00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ffa500"/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fffafa"/>
      <style:paragraph-properties fo:text-align="center"/>
    </style:style>
    <style:style style:name="P9" style:family="paragraph">
      <loext:graphic-properties draw:fill="none" draw:fill-color="#0000ff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solid" draw:fill-color="#ffa500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33% 58%" fo:font-weight="bold" style:font-weight-asian="bold" style:font-weight-complex="bold"/>
    </style:style>
    <style:style style:name="T3" style:family="text">
      <style:text-properties fo:color="#0000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35cm" svg:height="2.54cm" svg:x="7.112cm" svg:y="10.16cm">
          <text:p text:style-name="P1"><text:span text:style-name="T1">900 sementes m</text:span><text:span text:style-name="T2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2.54cm" svg:x="0.762cm" svg:y="6.35cm">
          <text:p text:style-name="P1"><text:span text:style-name="T1">85.5 plântulas m</text:span><text:span text:style-name="T2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5cm" svg:height="2.54cm" svg:x="5.334cm" svg:y="1.27cm">
          <text:p text:style-name="P1"><text:span text:style-name="T1">81.2 plantas m</text:span><text:span text:style-name="T2">-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35cm" svg:height="2.54cm" svg:x="19.304cm" svg:y="1.27cm">
          <text:p text:style-name="P1"><text:span text:style-name="T1">466 sementes m</text:span><text:span text:style-name="T2">-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02cm" svg:height="0.719cm" draw:transform="rotate (2.35462369386555) translate (6.141cm 11.938cm)">
          <text:p/>
          <draw:enhanced-geometry svg:viewBox="0 0 21600 21600" draw:text-areas="0 ?f0 ?f5 ?f2" draw:type="right-arrow" draw:modifiers="16669.2098092643 6350.442477876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3.302cm" svg:height="0.719cm" draw:transform="rotate (0.880518607631139) translate (2.423cm 5.892cm)">
          <text:p/>
          <draw:enhanced-geometry svg:viewBox="0 0 21600 21600" draw:text-areas="0 ?f0 ?f5 ?f2" draw:type="right-arrow" draw:modifiers="16669.2098092643 6350.442477876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6.857cm" svg:height="0.719cm" draw:transform="rotate (0.0106465084371654) translate (11.934cm 2.135cm)">
          <text:p/>
          <draw:enhanced-geometry svg:viewBox="0 0 21600 21600" draw:text-areas="0 ?f0 ?f5 ?f2" draw:type="right-arrow" draw:modifiers="16669.2098092643 6350.442477876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6.35cm" svg:height="2.54cm" svg:x="19.05cm" svg:y="12.192cm">
          <text:p text:style-name="P1"><text:span text:style-name="T1">12,692 sementes m</text:span><text:span text:style-name="T2">-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54cm" svg:height="2.286cm" svg:x="4.318cm" svg:y="9.652cm">
          <text:p text:style-name="P7">9.5%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draw:layer="layout" svg:width="2.54cm" svg:height="2.286cm" svg:x="2.286cm" svg:y="3.864cm">
          <text:p text:style-name="P7">95%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draw:layer="layout" svg:width="4.066cm" svg:height="3.555cm" draw:transform="skewX (0.028623399732707) rotate (0.028623399732707) translate (12.7cm 0.878cm)">
          <text:p text:style-name="P7">Prod</text:p>
          <text:p text:style-name="P7">sement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7.365cm" svg:height="0.719cm" draw:transform="rotate (-1.56608393781451) translate (22.816cm 4.316cm)">
          <text:p/>
          <draw:enhanced-geometry svg:viewBox="0 0 21600 21600" draw:text-areas="0 ?f0 ?f5 ?f2" draw:type="right-arrow" draw:modifiers="16669.2098092643 6350.442477876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2.54cm" svg:height="2.286cm" svg:x="21.182cm" svg:y="6.096cm">
          <text:p text:style-name="P7">30%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508cm" svg:height="1.27cm" svg:x="9.906cm" svg:y="12.9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7.366cm" svg:height="1.016cm" svg:x="10.414cm" svg:y="13.4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2.54cm" svg:height="2.286cm" svg:x="11.784cm" svg:y="12.854cm">
          <text:p text:style-name="P7">35%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9" draw:layer="layout" svg:width="7.567cm" svg:height="1.673cm" svg:x="10.922cm" svg:y="6.201cm">
          <draw:text-box>
            <text:p text:style-name="P1"><text:span text:style-name="T1">O ciclo de vida de uma </text:span></text:p>
            <text:p text:style-name="P1"><text:span text:style-name="T3">planta daninha</text:span><text:span text:style-name="T1"> anual</text:span></text:p>
          </draw:text-box>
        </draw:frame>
        <draw:line draw:style-name="gr14" draw:text-style-name="P10" draw:layer="layout" svg:x1="0.254cm" svg:y1="9.144cm" svg:x2="27.178cm" svg:y2="9.144cm">
          <text:p/>
        </draw:lin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0-22T19:54:10.942964161</meta:creation-date>
    <dc:date>2020-10-22T20:22:55.384441599</dc:date>
    <meta:editing-duration>PT8M2S</meta:editing-duration>
    <meta:editing-cycles>2</meta:editing-cycles>
    <meta:generator>LibreOffice/6.4.5.2$MacOSX_X86_64 LibreOffice_project/a726b36747cf2001e06b58ad5db1aa3a9a1872d6</meta:generator>
    <meta:document-statistic meta:object-count="41"/>
  </office:meta>
</office:document-meta>
</file>